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27.6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8.2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nd_floor_truss_F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1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table:number-columns-repeated="2" office:value-type="string" calcext:value-type="string">
            <text:p>(kN/m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1043787278831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9077102293528" calcext:value-type="float">
            <text:p>2.99</text:p>
          </table:table-cell>
          <table:table-cell office:value-type="float" office:value="0.0000000000003718341190506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9077102293492" calcext:value-type="float">
            <text:p>2.99</text:p>
          </table:table-cell>
          <table:table-cell table:number-columns-repeated="3"/>
          <table:table-cell table:formula="of:=[.C3]" office:value-type="string" office:string-value="2F" calcext:value-type="string">
            <text:p>2F</text:p>
          </table:table-cell>
          <table:table-cell office:value-type="string" calcext:value-type="string">
            <text:p>DEAD LOAD</text:p>
          </table:table-cell>
          <table:table-cell table:style-name="ce1" table:formula="of:=[.F3]/[.$L$1]" office:value-type="float" office:value="4.90612044444764" calcext:value-type="float">
            <text:p>4.91</text:p>
          </table:table-cell>
          <table:table-cell table:style-name="ce1" table:formula="of:=[.I3]/[.$L$1]" office:value-type="float" office:value="4.90612044444705" calcext:value-type="float">
            <text:p>4.91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76255446401773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06500339413598" calcext:value-type="float">
            <text:p>8.07</text:p>
          </table:table-cell>
          <table:table-cell office:value-type="float" office:value="0.0000000000009863896366368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06500339413502" calcext:value-type="float">
            <text:p>8.07</text:p>
          </table:table-cell>
          <table:table-cell table:number-columns-repeated="3"/>
          <table:table-cell table:formula="of:=[.C4]" office:value-type="string" office:string-value="2F" calcext:value-type="string">
            <text:p>2F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L$1]" office:value-type="float" office:value="8.32387200000114" calcext:value-type="float">
            <text:p>8.32</text:p>
          </table:table-cell>
          <table:table-cell table:style-name="ce1" table:formula="of:=([.I4]-[.I3])/[.$L$1]" office:value-type="float" office:value="8.32387200000016" calcext:value-type="float">
            <text:p>8.32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1043787278831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9077102293528" calcext:value-type="float">
            <text:p>2.99</text:p>
          </table:table-cell>
          <table:table-cell office:value-type="float" office:value="0.0000000000003718341190506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9077102293492" calcext:value-type="float">
            <text:p>2.99</text:p>
          </table:table-cell>
          <table:table-cell table:number-columns-repeated="3"/>
          <table:table-cell table:formula="of:=[.C5]" office:value-type="string" office:string-value="2F" calcext:value-type="string">
            <text:p>2F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L$1]" office:value-type="float" office:value="0" calcext:value-type="float">
            <text:p>0.00</text:p>
          </table:table-cell>
          <table:table-cell table:style-name="ce1" table:formula="of:=([.I5]-[.I3])/[.$L$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3529976311256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79644530133582" calcext:value-type="float">
            <text:p>6.80</text:p>
          </table:table-cell>
          <table:table-cell office:value-type="float" office:value="0.000000000000850945980346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796445301335" calcext:value-type="float">
            <text:p>6.80</text:p>
          </table:table-cell>
          <table:table-cell table:number-columns-repeated="3"/>
          <table:table-cell table:formula="of:=[.C6]" office:value-type="string" office:string-value="2F" calcext:value-type="string">
            <text:p>2F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L$1]" office:value-type="float" office:value="0" calcext:value-type="float">
            <text:p>0.00</text:p>
          </table:table-cell>
          <table:table-cell table:style-name="ce1" table:formula="of:=([.I7]-[.I3])/0.6/[.$L$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1043787278831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9077102293528" calcext:value-type="float">
            <text:p>2.99</text:p>
          </table:table-cell>
          <table:table-cell office:value-type="float" office:value="0.0000000000003718341190506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9077102293492" calcext:value-type="float">
            <text:p>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35299763112561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79644530133582" calcext:value-type="float">
            <text:p>6.80</text:p>
          </table:table-cell>
          <table:table-cell office:value-type="float" office:value="0.0000000000008509459803462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796445301335" calcext:value-type="float">
            <text:p>6.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2002309429371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7944626850667" calcext:value-type="float">
            <text:p>1.79</text:p>
          </table:table-cell>
          <table:table-cell office:value-type="float" office:value="0.0000000000002214299854585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79446268506649" calcext:value-type="float">
            <text:p>1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2F</text:p>
          </table:table-cell>
          <table:table-cell office:value-type="float" office:value="-0.00000000000003329603259771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7423237120072" calcext:value-type="float">
            <text:p>5.07</text:p>
          </table:table-cell>
          <table:table-cell office:value-type="float" office:value="0.0000000000006247375949897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7423237120011" calcext:value-type="float">
            <text:p>5.07</text:p>
          </table:table-cell>
          <table:table-cell table:number-columns-repeated="7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2:54:55.501615370</dc:date>
    <meta:editing-duration>PT4M42S</meta:editing-duration>
    <meta:editing-cycles>2</meta:editing-cycles>
    <meta:generator>LibreOffice/6.0.7.3$Linux_X86_64 LibreOffice_project/00m0$Build-3</meta:generator>
    <meta:document-statistic meta:table-count="1" meta:cell-count="108" meta:object-count="0"/>
  </office:meta>
</office:document-meta>
</file>